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0764in" table:align="margins"/>
    </style:style>
    <style:style style:name="Table1.A" style:family="table-column">
      <style:table-column-properties style:column-width="1.125in" style:rel-column-width="23965*"/>
    </style:style>
    <style:style style:name="Table1.B" style:family="table-column">
      <style:table-column-properties style:column-width="1.9514in" style:rel-column-width="4157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5" style:family="table">
      <style:table-properties style:width="3.0764in" table:align="margins"/>
    </style:style>
    <style:style style:name="Table5.A" style:family="table-column">
      <style:table-column-properties style:column-width="1.125in" style:rel-column-width="23965*"/>
    </style:style>
    <style:style style:name="Table5.B" style:family="table-column">
      <style:table-column-properties style:column-width="1.9514in" style:rel-column-width="415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764in" table:align="margins"/>
    </style:style>
    <style:style style:name="Table2.A" style:family="table-column">
      <style:table-column-properties style:column-width="1.125in" style:rel-column-width="23965*"/>
    </style:style>
    <style:style style:name="Table2.B" style:family="table-column">
      <style:table-column-properties style:column-width="1.9514in" style:rel-column-width="415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764in" table:align="margins"/>
    </style:style>
    <style:style style:name="Table3.A" style:family="table-column">
      <style:table-column-properties style:column-width="1.125in" style:rel-column-width="23965*"/>
    </style:style>
    <style:style style:name="Table3.B" style:family="table-column">
      <style:table-column-properties style:column-width="1.9514in" style:rel-column-width="415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764in" table:align="margins"/>
    </style:style>
    <style:style style:name="Table4.A" style:family="table-column">
      <style:table-column-properties style:column-width="1.125in" style:rel-column-width="23965*"/>
    </style:style>
    <style:style style:name="Table4.B" style:family="table-column">
      <style:table-column-properties style:column-width="1.9514in" style:rel-column-width="415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0764in" table:align="margins"/>
    </style:style>
    <style:style style:name="Table6.A" style:family="table-column">
      <style:table-column-properties style:column-width="1.125in" style:rel-column-width="23965*"/>
    </style:style>
    <style:style style:name="Table6.B" style:family="table-column">
      <style:table-column-properties style:column-width="1.9514in" style:rel-column-width="4157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FreeSerif" fo:font-size="10pt" officeooo:rsid="00141dbd" officeooo:paragraph-rsid="00141dbd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FreeSerif" fo:font-size="10pt" officeooo:rsid="0015939b" officeooo:paragraph-rsid="0015939b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FreeSerif" fo:font-size="10pt" officeooo:rsid="001b977e" officeooo:paragraph-rsid="001b977e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41dbd" officeooo:paragraph-rsid="00141db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562fa" officeooo:paragraph-rsid="001562fa" style:font-size-asian="10pt" style:font-weight-asian="bold" style:font-size-complex="10pt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style:font-name="FreeSerif" fo:font-size="13pt" officeooo:rsid="001f7a6d" officeooo:paragraph-rsid="001f7a6d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18934a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Cormorant Garamond" fo:font-size="11pt" style:text-underline-style="none" fo:font-weight="normal" officeooo:rsid="00119b1f" officeooo:paragraph-rsid="0012d549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text-position="0% 100%" style:font-name="FreeSerif" fo:font-size="11pt" style:text-underline-style="none" fo:font-weight="normal" officeooo:rsid="001b977e" officeooo:paragraph-rsid="001b977e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style:text-position="0% 100%" style:font-name="FreeSerif" fo:font-size="11pt" style:text-underline-style="none" fo:font-weight="normal" officeooo:rsid="00141dbd" officeooo:paragraph-rsid="00141dbd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style:text-position="0% 100%" style:font-name="FreeSerif" fo:font-size="11pt" style:text-underline-style="none" fo:font-weight="normal" officeooo:rsid="001a4f40" officeooo:paragraph-rsid="001a4f40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1">
      <style:text-properties style:text-position="0% 100%"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562fa" officeooo:paragraph-rsid="001562fa" style:font-size-asian="11.3500003814697pt" style:font-weight-asian="bold" style:font-size-complex="13pt" style:font-weight-complex="bold"/>
    </style:style>
    <style:style style:name="P16" style:family="paragraph" style:parent-style-name="Standard">
      <style:text-properties style:text-position="0% 100%" style:font-name="FreeSerif" fo:font-size="13pt" fo:font-style="normal" style:text-underline-style="solid" style:text-underline-width="auto" style:text-underline-color="font-color" fo:font-weight="bold" officeooo:rsid="001562fa" officeooo:paragraph-rsid="001562fa" style:font-size-asian="11.3500003814697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text-properties style:text-position="0% 100%" style:font-name="FreeSerif" fo:font-size="12pt" fo:font-style="normal" style:text-underline-style="none" fo:font-weight="normal" officeooo:rsid="001562fa" officeooo:paragraph-rsid="001a4f4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officeooo:rsid="001f7a6d" officeooo:paragraph-rsid="001f7a6d"/>
    </style:style>
    <style:style style:name="P19" style:family="paragraph" style:parent-style-name="Table_20_Contents">
      <style:paragraph-properties fo:text-align="start" style:justify-single-word="false"/>
      <style:text-properties style:font-name="FreeSerif" fo:font-size="10pt" officeooo:rsid="001f7a6d" officeooo:paragraph-rsid="001f7a6d" style:font-size-asian="10pt" style:font-size-complex="10pt"/>
    </style:style>
    <style:style style:name="T1" style:family="text">
      <style:text-properties style:font-name="Cormorant Garamond" fo:font-size="18pt" fo:font-weight="bold" style:font-size-asian="15.75pt" style:font-weight-asian="bold" style:font-size-complex="18pt" style:font-weight-complex="bold"/>
    </style:style>
    <style:style style:name="T2" style:family="text">
      <style:text-properties style:font-name="Cormorant Garamond" fo:font-size="18pt" fo:font-weight="bold" officeooo:rsid="00119b1f" style:font-size-asian="15.75pt" style:font-weight-asian="bold" style:font-size-complex="18pt" style:font-weight-complex="bold"/>
    </style:style>
    <style:style style:name="T3" style:family="text">
      <style:text-properties style:font-name="Cormorant Garamond" fo:font-size="18pt" fo:font-weight="bold" officeooo:rsid="001b1966" style:font-size-asian="15.75pt" style:font-weight-asian="bold" style:font-size-complex="18pt" style:font-weight-complex="bold"/>
    </style:style>
    <style:style style:name="T4" style:family="text">
      <style:text-properties officeooo:rsid="001b1966"/>
    </style:style>
    <style:style style:name="T5" style:family="text">
      <style:text-properties officeooo:rsid="001b977e"/>
    </style:style>
    <style:style style:name="fr1" style:family="graphic" style:parent-style-name="Frame">
      <style:graphic-properties style:vertical-pos="top" style:vertical-rel="paragraph-content" style:horizontal-pos="righ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Frame1" text:anchor-type="paragraph" svg:width="3.1957in" draw:z-index="0"><draw:text-box fo:min-height="6.3846in"><text:p text:style-name="P6">Sono Ikuri</text:p><text:p text:style-name="P7">ソノ・イクリ</text:p><text:p text:style-name="P8"/><table:table table:name="Table1" table:style-name="Table1"><table:table-column table:style-name="Table1.A"/><table:table-column table:style-name="Table1.B"/><table:table-row><table:table-cell table:style-name="Table1.A1" office:value-type="string"><text:p text:style-name="P4">Nicknames</text:p></table:table-cell><table:table-cell table:style-name="Table1.B1" office:value-type="string"><text:p text:style-name="P3">???</text:p></table:table-cell></table:table-row></table:table><text:p text:style-name="Text_20_body"/><table:table table:name="Table5" table:style-name="Table5"><table:table-column table:style-name="Table5.A"/><table:table-column table:style-name="Table5.B"/><table:table-row><table:table-cell table:style-name="Table5.A1" office:value-type="string"><text:p text:style-name="P4">Gender</text:p></table:table-cell><table:table-cell table:style-name="Table5.B1" office:value-type="string"><text:p text:style-name="P19">Female</text:p></table:table-cell></table:table-row><table:table-row><table:table-cell table:style-name="Table5.A2" office:value-type="string"><text:p text:style-name="P4">Age</text:p></table:table-cell><table:table-cell table:style-name="Table5.B2" office:value-type="string"><text:p text:style-name="P19">15, deceased</text:p><text:p text:style-name="P19">(though she would be 16 during the story)</text:p></table:table-cell></table:table-row></table:table><text:p text:style-name="Text_20_body"/><table:table table:name="Table2" table:style-name="Table2"><table:table-column table:style-name="Table2.A"/><table:table-column table:style-name="Table2.B"/><table:table-row><table:table-cell table:style-name="Table2.A1" office:value-type="string"><text:p text:style-name="P4">Height</text:p></table:table-cell><table:table-cell table:style-name="Table2.B1" office:value-type="string"><text:p text:style-name="P19">165 cm</text:p></table:table-cell></table:table-row><table:table-row><table:table-cell table:style-name="Table2.A2" office:value-type="string"><text:p text:style-name="P4">Weight</text:p></table:table-cell><table:table-cell table:style-name="Table2.B2" office:value-type="string"><text:p text:style-name="P19">59 kg</text:p></table:table-cell></table:table-row><table:table-row><table:table-cell table:style-name="Table2.A2" office:value-type="string"><text:p text:style-name="P4">B/W/H</text:p></table:table-cell><table:table-cell table:style-name="Table2.B2" office:value-type="string"><text:p text:style-name="P1">???</text:p></table:table-cell></table:table-row></table:table><text:p text:style-name="Text_20_body"/><table:table table:name="Table3" table:style-name="Table3"><table:table-column table:style-name="Table3.A"/><table:table-column table:style-name="Table3.B"/><table:table-row><table:table-cell table:style-name="Table3.A1" office:value-type="string"><text:p text:style-name="P4">Hair Color</text:p></table:table-cell><table:table-cell table:style-name="Table3.B1" office:value-type="string"><text:p text:style-name="P3">???</text:p></table:table-cell></table:table-row><table:table-row><table:table-cell table:style-name="Table3.A2" office:value-type="string"><text:p text:style-name="P4">Eye Color</text:p></table:table-cell><table:table-cell table:style-name="Table3.B2" office:value-type="string"><text:p text:style-name="P1">???</text:p></table:table-cell></table:table-row></table:table><text:p text:style-name="Text_20_body"/><table:table table:name="Table4" table:style-name="Table4"><table:table-column table:style-name="Table4.A"/><table:table-column table:style-name="Table4.B"/><table:table-row><table:table-cell table:style-name="Table4.A1" office:value-type="string"><text:p text:style-name="P4">Weapon</text:p></table:table-cell><table:table-cell table:style-name="Table4.B1" office:value-type="string"><text:p text:style-name="P3">None</text:p></table:table-cell></table:table-row><table:table-row><table:table-cell table:style-name="Table4.A2" office:value-type="string"><text:p text:style-name="P4">Keystone</text:p></table:table-cell><table:table-cell table:style-name="Table4.B2" office:value-type="string"><text:p text:style-name="P3">None</text:p></table:table-cell></table:table-row><table:table-row><table:table-cell table:style-name="Table4.A2" office:value-type="string"><text:p text:style-name="P4">Specialty/Style</text:p></table:table-cell><table:table-cell table:style-name="Table4.B2" office:value-type="string"><text:p text:style-name="P3">None</text:p></table:table-cell></table:table-row><table:table-row><table:table-cell table:style-name="Table4.A2" office:value-type="string"><text:p text:style-name="P5">Element</text:p></table:table-cell><table:table-cell table:style-name="Table4.B2" office:value-type="string"><text:p text:style-name="P3">None</text:p></table:table-cell></table:table-row><table:table-row><table:table-cell table:style-name="Table4.A2" office:value-type="string"><text:p text:style-name="P4">Signature</text:p></table:table-cell><table:table-cell table:style-name="Table4.B2" office:value-type="string"><text:p text:style-name="P3">None</text:p></table:table-cell></table:table-row><table:table-row><table:table-cell table:style-name="Table4.A2" office:value-type="string"><text:p text:style-name="P4">Rank</text:p></table:table-cell><table:table-cell table:style-name="Table4.B2" office:value-type="string"><text:p text:style-name="P3">None</text:p></table:table-cell></table:table-row></table:table><text:p text:style-name="Text_20_body"/><table:table table:name="Table6" table:style-name="Table6"><table:table-column table:style-name="Table6.A"/><table:table-column table:style-name="Table6.B"/><table:table-row><table:table-cell table:style-name="Table6.A1" office:value-type="string"><text:p text:style-name="P4">Affiliations</text:p></table:table-cell><table:table-cell table:style-name="Table6.B1" office:value-type="string"><text:p text:style-name="P19">Furinasa High School (former)</text:p></table:table-cell></table:table-row><table:table-row><table:table-cell table:style-name="Table6.A2" office:value-type="string"><text:p text:style-name="P4">Relationships</text:p></table:table-cell><table:table-cell table:style-name="Table6.B2" office:value-type="string"><text:p text:style-name="P2">mother (unnamed)</text:p><text:p text:style-name="P2">father (unnamed)</text:p><text:p text:style-name="P19">Amara Minori (best friend)</text:p></table:table-cell></table:table-row></table:table><text:p text:style-name="P10"/></draw:text-box></draw:frame><text:span text:style-name="T3">S</text:span><text:span text:style-name="T1">ono Ikuri</text:span></text:p>
      <text:p text:style-name="P9"/>
      <text:p text:style-name="P11">???</text:p>
      <text:p text:style-name="P12"/>
      <text:p text:style-name="P15">Appearance:</text:p>
      <text:p text:style-name="P13">???</text:p>
      <text:p text:style-name="P17"/>
      <text:p text:style-name="P16">Trivia:</text:p>
      <text:list xml:id="list1864731500" text:style-name="L1"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ly Ellington</meta:initial-creator>
    <meta:creation-date>2019-05-15T20:53:56.707822456</meta:creation-date>
    <dc:date>2019-05-15T22:39:52.826025929</dc:date>
    <dc:creator>Lily Ellington</dc:creator>
    <meta:editing-duration>PT43M58S</meta:editing-duration>
    <meta:editing-cycles>8</meta:editing-cycles>
    <meta:generator>LibreOffice/6.0.7.3$Linux_X86_64 LibreOffice_project/00m0$Build-3</meta:generator>
    <meta:document-statistic meta:table-count="6" meta:image-count="0" meta:object-count="0" meta:page-count="1" meta:paragraph-count="43" meta:word-count="70" meta:character-count="372" meta:non-whitespace-character-count="350"/>
  </office:meta>
</office:document-meta>
</file>